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Heading_20_1" style:list-style-name="WWNum3">
      <style:paragraph-properties fo:margin-left="2cm" fo:margin-right="0cm" fo:text-indent="-2cm" style:auto-text-indent="false"/>
    </style:style>
    <style:style style:name="P2" style:family="paragraph" style:parent-style-name="List_20_2" style:list-style-name="WWNum6">
      <style:paragraph-properties fo:margin-left="3.12cm" fo:margin-right="0cm" fo:text-indent="-1cm" style:auto-text-indent="false"/>
    </style:style>
    <style:style style:name="P3" style:family="paragraph" style:parent-style-name="Lista_20_0b" style:list-style-name="WWNum14">
      <style:paragraph-properties fo:margin-left="2.371cm" fo:margin-right="0cm" fo:text-indent="-1cm" style:auto-text-indent="false"/>
    </style:style>
    <style:style style:name="P4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comandos_20_e_20_instrucciones">
      <style:text-properties officeooo:rsid="00170e55" officeooo:paragraph-rsid="00170e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79646" loext:opacity="100%" style:font-name="Arial" fo:font-size="10pt" fo:font-weight="bold" style:font-size-asian="10pt" style:font-weight-asian="bold"/>
    </style:style>
    <style:style style:name="T3" style:family="text">
      <style:text-properties fo:color="#f79646" loext:opacity="100%" style:font-name="Arial" fo:font-size="11pt" style:font-size-asian="11pt"/>
    </style:style>
    <style:style style:name="T4" style:family="text">
      <style:text-properties fo:color="#f79646" loext:opacity="100%" fo:font-size="11pt" style:font-size-asian="11pt"/>
    </style:style>
    <style:style style:name="T5" style:family="text">
      <style:text-properties style:font-name="Arial" fo:font-size="10pt" style:font-size-asian="10pt" style:font-name-complex="Arial2" style:font-size-complex="10pt"/>
    </style:style>
    <style:style style:name="T6" style:family="text">
      <style:text-properties fo:font-size="8pt" style:font-size-asian="8pt"/>
    </style:style>
    <style:style style:name="T7" style:family="text">
      <style:text-properties officeooo:rsid="00170e55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4">
        <text:list-item>
          <text:p text:style-name="P3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Standard"><text:span text:style-name="T1">No se encontraron elementos de tabla de contenido.</text:span></text:p>
        </text:index-body>
      </text:table-of-content>
      <text:p text:style-name="Standard"/>
      <text:list text:style-name="WWNum3">
        <text:list-item>
          <text:h text:style-name="P1" text:outline-level="1">Convertir modelo ER a tablas e introducir en SGBD - EJERCICIO A</text:h>
        </text:list-item>
      </text:list>
      <text:list xml:id="list1960273350" text:style-name="WWNum6">
        <text:list-item>
          <text:p text:style-name="P2">indica cuál es la clave primaria de cada tabla.</text:p>
        </text:list-item>
      </text:list>
      <text:p text:style-name="P6">Idcliente,idproducto,dni idempleado,iddepartemento nombre</text:p>
      <text:list xml:id="list145323252224795" text:continue-numbering="true" text:style-name="WWNum6">
        <text:list-item>
          <text:p text:style-name="P2">Indica las claves alternativas existentes</text:p>
        </text:list-item>
      </text:list>
      <text:p text:style-name="P6"><text:bookmark text:name="_GoBack"/>dni,nombre</text:p>
      <text:list xml:id="list145324409178231" text:continue-numbering="true" text:style-name="WWNum6">
        <text:list-item>
          <text:p text:style-name="P2">Indica si existen otros atributos con simbología especial.</text:p>
        </text:list-item>
      </text:list>
      <text:p text:style-name="P6">telefono(multivaluado),enderezo(compuesto)</text:p>
      <text:list xml:id="list145322789818938" text:continue-numbering="true" text:style-name="WWNum6">
        <text:list-item>
          <text:p text:style-name="P2">Describe como <text:span text:style-name="T7">se </text:span>implementa en la BD cada Relación.</text:p>
        </text:list-item>
      </text:list>
      <text:p text:style-name="comandos_20_e_20_instrucciones"/>
      <text:list xml:id="list145323708886161" text:continue-numbering="true" text:style-name="WWNum6">
        <text:list-item>
          <text:p text:style-name="P2">Implementa el modelo E-R en una BD llamada empresaDesenho.</text:p>
        </text:list-item>
      </text:list>
      <text:p text:style-name="Standard"/>
      <text:p text:style-name="Pie_20_de_20_foto"/>
      <text:p text:style-name="Pie_20_de_20_foto"><text:soft-page-break/><draw:frame draw:style-name="fr1" draw:name="Objeto1" text:anchor-type="as-char" svg:width="18.951cm" svg:height="12.965cm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style:default-outline-level="1" style:list-style-name="WWNum3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_20_1" style:display-name="List 1" style:family="paragraph" style:parent-style-name="Standard" style:list-style-name="WWNum4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 style:list-style-name="WWNum5">
      <style:paragraph-properties fo:margin-left="2.371cm" fo:margin-right="0cm" fo:margin-top="0.423cm" fo:margin-bottom="0.106cm" style:contextual-spacing="false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2" style:display-name="List 2" style:family="paragraph" style:parent-style-name="Standard" style:list-style-name="WWNum6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3" style:display-name="List 3" style:family="paragraph" style:parent-style-name="Standard" style:list-style-name="WWNum11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4" style:display-name="List 4" style:family="paragraph" style:parent-style-name="Standard" style:list-style-name="WWNum7" style:class="list">
      <style:paragraph-properties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2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8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3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9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0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14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.106cm" fo:margin-bottom="0.106cm" style:contextual-spacing="true" fo:text-indent="0cm" style:auto-text-indent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language="es" fo:country="ES" fo:background-color="#f6f6e2" style:font-size-asian="9pt" style:language-asian="es" style:country-asian="ES" style:language-complex="ar" style:country-complex="SA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8000" loext:opacity="100%" fo:font-size="12pt" fo:font-weight="bold" style:font-size-asian="12pt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0" style:display-name="ListLabel 20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1" style:display-name="ListLabel 2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" style:display-name="ListLabel 2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3" style:display-name="ListLabel 23" style:family="text">
      <style:text-properties fo:color="#f79646" loext:opacity="100%"/>
    </style:style>
    <style:style style:name="ListLabel_20_24" style:display-name="ListLabel 24" style:family="text">
      <style:text-properties fo:color="#f79646" loext:opacity="100%" fo:font-weight="bold" style:font-weight-asian="bold"/>
    </style:style>
    <style:style style:name="ListLabel_20_25" style:display-name="ListLabel 25" style:family="text">
      <style:text-properties fo:color="#f79646" loext:opacity="100%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e36c0a" loext:opacity="100%" fo:font-style="normal" fo:font-weight="normal" style:font-style-asian="normal" style:font-weight-asian="normal"/>
    </style:style>
    <style:style style:name="ListLabel_20_29" style:display-name="ListLabel 29" style:family="text">
      <style:text-properties fo:color="#e36c0a" loext:opacity="100%" fo:font-style="normal" fo:font-weight="bold" style:font-style-asian="normal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e36c0a" loext:opacity="100%" fo:font-style="normal" fo:font-weight="bold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e36c0a" loext:opacity="100%" fo:font-style="normal" fo:font-weight="bold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e36c0a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e36c0a" loext:opacity="100%" fo:font-style="normal" fo:font-weight="bold" style:font-style-asian="normal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e36c0a" loext:opacity="100%" fo:font-style="normal" fo:font-weight="bold" style:font-style-asian="normal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e36c0a" loext:opacity="100%" fo:font-style="normal" fo:font-weight="bold" style:font-style-asian="normal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color="#e36c0a" loext:opacity="100%" fo:font-style="normal" fo:font-weight="bold" style:font-style-asian="normal" style:font-weight-asian="bold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color="#e36c0a" loext:opacity="100%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e36c0a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29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20112" number:language="ja" number:country="JP" number:transliteration-format="一" number:transliteration-language="ja" number:transliteration-country="JP" number:transliteration-style="short">
      <number:day/>
      <number:text>/</number:text>
      <number:month number:style="long"/>
      <number:text>/A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style style:name="MT2" style:family="text">
      <style:text-properties fo:color="#f79646" loext:opacity="100%" style:font-name="Arial" fo:font-size="11pt" style:font-size-asian="11pt"/>
    </style:style>
    <style:style style:name="MT3" style:family="text">
      <style:text-properties fo:color="#f79646" loext:opacity="100%" fo:font-size="11pt" style:font-size-asian="11pt"/>
    </style:style>
    <style:style style:name="MT4" style:family="text">
      <style:text-properties style:font-name="Arial" fo:font-size="10pt" style:font-size-asian="10pt" style:font-name-complex="Arial2" style:font-size-complex="10pt"/>
    </style:style>
    <style:style style:name="MT5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1.289cm" fo:margin-bottom="1.328cm" fo:margin-left="1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-and-extension">016 - Convertir modelo ER a tablas e introducir en SGBD Empresa Diseño - EJERCICIO A - 003.docx</text:file-name></text:span><text:span text:style-name="MT1"><text:tab/>Fecha de impresión </text:span><text:span text:style-name="MT2"><text:print-date style:data-style-name="N10104">10/10/2022 6:38 a. m.</text:print-date></text:span><text:span text:style-name="MT3"/></text:p>
      </style:header>
      <style:footer>
        <text:p text:style-name="MP2"><text:page-number text:select-page="current">2</text:page-number><text:span text:style-name="MT4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file-name text:display="name-and-extension">016 - Convertir modelo ER a tablas e introducir en SGBD Empresa Diseño - EJERCICIO A - 003.docx</text:file-name><text:tab/>Fecha de impresión <text:print-date style:data-style-name="N20112">十/十/A十 〇六:三八:〇〇 午前</text:print-date></text:p>
      </style:header>
      <style:footer>
        <text:p text:style-name="Footer"><text:span text:style-name="page_20_number"><text:span text:style-name="MT5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dani</meta:initial-creator>
    <meta:editing-cycles>19</meta:editing-cycles>
    <meta:print-date>2022-10-10T06:38:00</meta:print-date>
    <meta:creation-date>2017-10-09T12:09:00</meta:creation-date>
    <dc:date>2023-10-18T14:53:22.425000000</dc:date>
    <meta:editing-duration>PT4H28S</meta:editing-duration>
    <meta:generator>LibreOffice/7.4.6.2$Windows_X86_64 LibreOffice_project/5b1f5509c2decdade7fda905e3e1429a67acd63d</meta:generator>
    <meta:document-statistic meta:table-count="0" meta:image-count="0" meta:object-count="1" meta:page-count="2" meta:paragraph-count="17" meta:word-count="137" meta:character-count="769" meta:non-whitespace-character-count="667"/>
    <meta:user-defined meta:name="AppVersion">16.0000</meta:user-defined>
    <meta:template xlink:type="simple" xlink:actuate="onRequest" xlink:title="__Plantilla Apuntes Clase 03.dotm" xlink:href=""/>
  </office:meta>
</office:document-meta>
</file>